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Droid Sans Mono', monospace, monospace"/>
  </office:font-face-decls>
  <office:automatic-styles>
    <style:style style:name="P1" style:family="paragraph" style:parent-style-name="Text_20_body">
      <style:text-properties fo:font-size="11pt" officeooo:paragraph-rsid="00123799" style:font-size-asian="11pt" style:font-size-complex="11pt"/>
    </style:style>
    <style:style style:name="P2" style:family="paragraph" style:parent-style-name="Text_20_body">
      <style:text-properties fo:font-size="11pt" style:font-size-asian="11pt" style:font-size-complex="11pt"/>
    </style:style>
    <style:style style:name="T1" style:family="text">
      <style:text-properties officeooo:rsid="00123799"/>
    </style:style>
    <style:style style:name="T2" style:family="text">
      <style:text-properties officeooo:rsid="00136ff0"/>
    </style:style>
    <style:style style:name="T3" style:family="text">
      <style:text-properties officeooo:rsid="0014cb69"/>
    </style:style>
    <style:style style:name="T4" style:family="text">
      <style:text-properties fo:font-size="11pt" style:font-size-asian="9.60000038146973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dataset que relaciona variantes de vinhos é uma coleção de dados que descreve os conjuntos de produtos químicos presentes em diferentes tipos de vinhos. Os valores contidos nesse dataset variam de 0,07 até 103,0, sendo que esses intervalos foram selecionados visualmente pelo programador antes da utilização dos códigos.</text:p>
      <text:p text:style-name="P2">Para realizar uma análise adequada dos dados, é importante levar em consideração a diferença entre as escalas. Para isso, utilizei as bibliotecas do Sklearn, como o sklearn.preprocessing.StandardScaler e o sklearn.preprocessing.MinMaxScaler. Essas bibliotecas oferecem métodos para padronização e normalização dos dados, respectivamente.</text:p>
      <text:p text:style-name="P2">Primeiramente, criei um objeto chamado "scl_n" utilizando a função MinMaxScaler do Sklearn. Esse objeto foi utilizado para normalizar os dados através da função fit_transform, que ajusta os parâmetros do scaler e aplica a transformação nos dados. Assim, o dataset foi normalizado, o que significa que os valores foram ajustados para uma escala com intervalo entre 0 e 1. Essa etapa é útil para garantir que todas as variáveis estejam na mesma faixa de valores e facilite a comparação entre elas. Após a normalização, os dados normalizados foram apresentados na tela para que o usuário possa visualizar a diferença em relação aos dados originais.</text:p>
      <text:p text:style-name="P2">Já no caso da padronização, o procedimento foi semelhante. Foi criado um objeto utilizando a função StandardScaler para realizar a padronização dos dados. A padronização é um processo estatístico que transforma os dados de modo que tenham média zero e desvio padrão igual a um. Isso é útil quando queremos comparar variáveis com diferentes unidades de medida ou quando os algoritmos de aprendizado de máquina exigem que os dados estejam na mesma escala. Utilizando a função fit_transform do objeto criado, os dados foram padronizados e, em seguida, apresentados na tela para permitir a visualização da transformação dos dados e a comparação com os dados origin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1:05:10.043979574</meta:creation-date>
    <dc:date>2023-06-07T13:21:27.929600048</dc:date>
    <meta:editing-duration>PT1H34M27S</meta:editing-duration>
    <meta:editing-cycles>1</meta:editing-cycles>
    <meta:document-statistic meta:table-count="0" meta:image-count="0" meta:object-count="0" meta:page-count="1" meta:paragraph-count="4" meta:word-count="298" meta:character-count="1968" meta:non-whitespace-character-count="1674"/>
    <meta:generator>LibreOffice/7.3.7.2$Linux_X86_64 LibreOffice_project/30$Build-2</meta:generator>
  </office:meta>
</office:document-meta>
</file>